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size="12pt" fo:font-weight="bold" officeooo:rsid="004e0a99" officeooo:paragraph-rsid="004e0a99" style:font-size-asian="12pt" style:font-weight-asian="bold" style:font-size-complex="12pt" style:font-weight-complex="bold" loext:shadow="none"/>
    </style:style>
    <style:style style:name="P2" style:family="paragraph" style:parent-style-name="Standard">
      <style:text-properties fo:font-variant="small-caps" style:font-name="Liberation Serif" fo:font-size="12pt" fo:font-weight="bold" officeooo:rsid="007f4de6" officeooo:paragraph-rsid="001e0dd9" style:font-size-asian="12pt" style:font-weight-asian="bold" style:font-size-complex="12pt" style:font-weight-complex="bold" loext:shadow="none"/>
    </style:style>
    <style:style style:name="P3" style:family="paragraph" style:parent-style-name="Standard">
      <style:paragraph-properties fo:line-height="150%"/>
      <style:text-properties fo:font-size="10pt" officeooo:rsid="000f1461" officeooo:paragraph-rsid="001e0dd9" style:font-size-asian="10pt" style:font-size-complex="10pt"/>
    </style:style>
    <style:style style:name="P4" style:family="paragraph" style:parent-style-name="Standard">
      <style:paragraph-properties fo:line-height="150%"/>
      <style:text-properties fo:font-size="10pt" officeooo:rsid="000f1461" officeooo:paragraph-rsid="0038cd64" style:font-size-asian="10pt" style:font-size-complex="10pt"/>
    </style:style>
    <style:style style:name="P5" style:family="paragraph" style:parent-style-name="Standard">
      <style:paragraph-properties fo:line-height="150%"/>
      <style:text-properties fo:font-size="10pt" officeooo:rsid="000f1461" officeooo:paragraph-rsid="003ba6c7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officeooo:rsid="000f1461" officeooo:paragraph-rsid="00485469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officeooo:rsid="000f1461" officeooo:paragraph-rsid="004cd210" style:font-size-asian="10pt" style:font-size-complex="10pt"/>
    </style:style>
    <style:style style:name="P8" style:family="paragraph" style:parent-style-name="Standard">
      <style:text-properties style:font-name="Liberation Serif" fo:font-size="12pt" officeooo:rsid="00030f0e" officeooo:paragraph-rsid="001e0dd9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0f1461" officeooo:paragraph-rsid="001e0dd9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0f1461" officeooo:paragraph-rsid="00466dc2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0f1461" officeooo:paragraph-rsid="0020f792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0f1461" officeooo:paragraph-rsid="002493f7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0f1461" officeooo:paragraph-rsid="00273343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40981e" officeooo:paragraph-rsid="0040981e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paragraph-rsid="0038cd64" style:font-size-asian="12pt" style:font-size-complex="12pt"/>
    </style:style>
    <style:style style:name="P16" style:family="paragraph" style:parent-style-name="Standard">
      <style:text-properties fo:font-variant="normal" fo:text-transform="none" fo:font-size="12pt" fo:font-weight="bold" officeooo:rsid="004e0a99" officeooo:paragraph-rsid="004e0a99" style:font-size-asian="12pt" style:font-weight-asian="bold" style:font-size-complex="12pt" style:font-weight-complex="bold" loext:shadow="none"/>
    </style:style>
    <style:style style:name="P17" style:family="paragraph" style:parent-style-name="Standard">
      <style:text-properties fo:font-variant="normal" fo:text-transform="none" fo:font-size="12pt" fo:font-weight="bold" officeooo:rsid="004e0a99" officeooo:paragraph-rsid="0051786f" style:font-size-asian="12pt" style:font-weight-asian="bold" style:font-size-complex="12pt" style:font-weight-complex="bold" loext:shadow="none"/>
    </style:style>
    <style:style style:name="P18" style:family="paragraph" style:parent-style-name="Standard">
      <style:text-properties fo:font-variant="normal" fo:text-transform="none" fo:font-size="12pt" fo:font-weight="normal" officeooo:rsid="004e0a99" officeooo:paragraph-rsid="004e0a99" style:font-size-asian="12pt" style:font-weight-asian="normal" style:font-size-complex="12pt" style:font-weight-complex="normal" loext:shadow="none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-0.18cm 0.18cm" style:writing-mode="page"/>
      <style:text-properties style:font-name="Liberation Serif" fo:font-size="12pt" officeooo:rsid="007d36f8" officeooo:paragraph-rsid="001e0dd9" style:font-size-asian="12pt" style:font-size-complex="12pt"/>
    </style:style>
    <style:style style:name="P20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fo:font-variant="small-caps" fo:font-size="5pt" fo:font-weight="bold" officeooo:rsid="00a82eb5" officeooo:paragraph-rsid="001e0dd9" style:font-size-asian="5pt" style:font-weight-asian="bold" style:font-size-complex="5pt" style:font-weight-complex="bold" loext:shadow="none"/>
    </style:style>
    <style:style style:name="P21" style:family="paragraph" style:parent-style-name="Standard">
      <style:text-properties fo:font-variant="normal" fo:text-transform="none" style:font-name="Liberation Serif" fo:font-size="12pt" fo:font-weight="normal" officeooo:rsid="004e0a99" officeooo:paragraph-rsid="0051786f" style:font-name-asian="Liberation Serif1" style:font-size-asian="12pt" style:font-weight-asian="normal" style:font-name-complex="Liberation Serif1" style:font-size-complex="12pt" style:font-weight-complex="normal" loext:shadow="none"/>
    </style:style>
    <style:style style:name="P22" style:family="paragraph" style:parent-style-name="Standard">
      <style:text-properties fo:font-variant="small-caps" style:font-name="Liberation Serif" fo:font-size="12pt" fo:font-weight="normal" officeooo:rsid="004e0a99" officeooo:paragraph-rsid="004e0a99" style:font-name-asian="Liberation Serif1" style:font-size-asian="12pt" style:font-weight-asian="normal" style:font-name-complex="Liberation Serif1" style:font-size-complex="12pt" style:font-weight-complex="normal" loext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91416" style:font-weight-asian="bold" style:font-weight-complex="bold"/>
    </style:style>
    <style:style style:name="T3" style:family="text">
      <style:text-properties fo:font-weight="bold" officeooo:rsid="001e0dd9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officeooo:rsid="007fe1d6"/>
    </style:style>
    <style:style style:name="T6" style:family="text">
      <style:text-properties officeooo:rsid="001e0dd9"/>
    </style:style>
    <style:style style:name="T7" style:family="text">
      <style:text-properties fo:font-weight="normal" officeooo:rsid="001e0dd9" style:font-weight-asian="normal" style:font-weight-complex="normal"/>
    </style:style>
    <style:style style:name="T8" style:family="text">
      <style:text-properties fo:font-weight="normal" officeooo:rsid="0020f792" style:font-weight-asian="normal" style:font-weight-complex="normal"/>
    </style:style>
    <style:style style:name="T9" style:family="text">
      <style:text-properties fo:font-weight="normal" officeooo:rsid="002493f7" style:font-weight-asian="normal" style:font-weight-complex="normal"/>
    </style:style>
    <style:style style:name="T10" style:family="text">
      <style:text-properties fo:font-weight="normal" officeooo:rsid="00273343" style:font-weight-asian="normal" style:font-weight-complex="normal"/>
    </style:style>
    <style:style style:name="T11" style:family="text">
      <style:text-properties fo:font-weight="normal" officeooo:rsid="0038cd64" style:font-name-asian="Liberation Serif1" style:font-weight-asian="normal" style:font-name-complex="Liberation Serif1" style:font-weight-complex="normal"/>
    </style:style>
    <style:style style:name="T12" style:family="text">
      <style:text-properties fo:font-weight="normal" officeooo:rsid="003ba6c7" style:font-name-asian="Liberation Serif1" style:font-weight-asian="normal" style:font-name-complex="Liberation Serif1" style:font-weight-complex="normal"/>
    </style:style>
    <style:style style:name="T13" style:family="text">
      <style:text-properties fo:color="#000080" style:text-underline-style="solid" style:text-underline-width="auto" style:text-underline-color="font-color" officeooo:rsid="000f1461"/>
    </style:style>
    <style:style style:name="T14" style:family="text">
      <style:text-properties officeooo:rsid="000f1461"/>
    </style:style>
    <style:style style:name="T15" style:family="text">
      <style:text-properties officeooo:rsid="00466dc2"/>
    </style:style>
    <style:style style:name="T16" style:family="text">
      <style:text-properties officeooo:rsid="004b0ec6"/>
    </style:style>
    <style:style style:name="T17" style:family="text">
      <style:text-properties style:font-name="Liberation Serif" fo:font-size="12pt" fo:font-weight="normal" officeooo:rsid="001e0dd9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35316d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360834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27334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38cd64" style:font-name-asian="Liberation Serif1" style:font-size-asian="12pt" style:font-weight-asian="normal" style:font-name-complex="Liberation Serif1" style:font-size-complex="12pt" style:font-weight-complex="normal"/>
    </style:style>
    <style:style style:name="T22" style:family="text">
      <style:text-properties style:font-name="Liberation Serif" fo:font-size="12pt" fo:font-weight="normal" officeooo:rsid="00485469" style:font-name-asian="Liberation Serif1" style:font-size-asian="12pt" style:font-weight-asian="normal" style:font-name-complex="Liberation Serif1" style:font-size-complex="12pt" style:font-weight-complex="normal"/>
    </style:style>
    <style:style style:name="T23" style:family="text">
      <style:text-properties style:font-name="Liberation Serif" fo:font-size="12pt" fo:font-weight="normal" officeooo:rsid="0049593d" style:font-name-asian="Liberation Serif1" style:font-size-asian="12pt" style:font-weight-asian="normal" style:font-name-complex="Liberation Serif1" style:font-size-complex="12pt" style:font-weight-complex="normal"/>
    </style:style>
    <style:style style:name="T24" style:family="text">
      <style:text-properties style:font-name="Liberation Serif" fo:font-size="12pt" fo:font-weight="normal" officeooo:rsid="004cd210" style:font-name-asian="Liberation Serif1" style:font-size-asian="12pt" style:font-weight-asian="normal" style:font-name-complex="Liberation Serif1" style:font-size-complex="12pt" style:font-weight-complex="normal"/>
    </style:style>
    <style:style style:name="T25" style:family="text">
      <style:text-properties style:font-name="Liberation Serif" fo:font-size="12pt" fo:font-weight="normal" officeooo:rsid="003ba6c7" style:font-name-asian="Liberation Serif1" style:font-size-asian="12pt" style:font-weight-asian="normal" style:font-name-complex="Liberation Serif1" style:font-size-complex="12pt" style:font-weight-complex="normal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2af699" style:font-size-asian="12pt" style:font-size-complex="12pt"/>
    </style:style>
    <style:style style:name="T28" style:family="text">
      <style:text-properties style:font-name="Liberation Serif" fo:font-size="12pt" officeooo:rsid="002f4929" style:font-size-asian="12pt" style:font-size-complex="12pt"/>
    </style:style>
    <style:style style:name="T29" style:family="text">
      <style:text-properties style:font-name="Liberation Serif" fo:font-weight="normal" officeooo:rsid="00273343" style:font-weight-asian="normal" style:font-weight-complex="normal"/>
    </style:style>
    <style:style style:name="T30" style:family="text">
      <style:text-properties style:font-name="Liberation Serif" fo:font-weight="normal" style:font-name-asian="Liberation Serif1" style:font-weight-asian="normal" style:font-name-complex="Liberation Serif1" style:font-weight-complex="normal"/>
    </style:style>
    <style:style style:name="T31" style:family="text">
      <style:text-properties style:font-name="Liberation Serif" fo:font-weight="normal" officeooo:rsid="0038cd64" style:font-name-asian="Liberation Serif1" style:font-weight-asian="normal" style:font-name-complex="Liberation Serif1" style:font-weight-complex="normal"/>
    </style:style>
    <style:style style:name="T32" style:family="text">
      <style:text-properties style:font-name="Liberation Serif" fo:font-weight="normal" officeooo:rsid="004f95a0" style:font-name-asian="Liberation Serif1" style:font-weight-asian="normal" style:font-name-complex="Liberation Serif1" style:font-weight-complex="normal"/>
    </style:style>
    <style:style style:name="T33" style:family="text">
      <style:text-properties style:font-name="Liberation Serif" fo:font-weight="normal" officeooo:rsid="0054bda9" style:font-name-asian="Liberation Serif1" style:font-weight-asian="normal" style:font-name-complex="Liberation Serif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">lire sur écran</text:span><text:span text:style-name="T1"> / </text:span><text:span text:style-name="T2">5</text:span><text:span text:style-name="T4">e</text:span></text:p>
      <text:p text:style-name="P8"/>
      <text:p text:style-name="P2">ce qu’il faut savoir faire</text:p>
      <text:p text:style-name="P2"/>
      <text:p text:style-name="P9">▶ ouvrir un navigateur, ouvrir plusieurs onglets, <text:span text:style-name="T5">les fermer, circuler entre les onglets, CTRL+F </text:span></text:p>
      <text:p text:style-name="P10">▶ <text:span text:style-name="T15">naviguer dans Wikipedia</text:span></text:p>
      <text:p text:style-name="P14"><text:span text:style-name="T14">▶ </text:span>zoomer/dézoomer sur une pag<text:span text:style-name="T16">e</text:span></text:p>
      <text:p text:style-name="P9"/>
      <text:p text:style-name="P11">▶ <text:span text:style-name="T7">connaître l’existence </text:span><text:span text:style-name="T8">des différentes versions d’un article Wikipedia (langue et historique)</text:span></text:p>
      <text:p text:style-name="P12"><text:span text:style-name="T8">▶ </text:span><text:span text:style-name="T7">connaître </text:span><text:span text:style-name="T9">la possibilité d’exporter un article Wikipedia en PDF.</text:span></text:p>
      <text:p text:style-name="P9">▶ <text:span text:style-name="T7">connaître l’existence de sites donnant accès à des dictionnaires :</text:span></text:p>
      <text:p text:style-name="P3"><text:span text:style-name="T17"><text:tab/></text:span><text:span text:style-name="T21">● </text:span><text:span text:style-name="T18">trésor de la langue française : </text:span><text:a xlink:type="simple" xlink:href="http://atilf.atilf.fr/tlf.htm" text:style-name="Internet_20_link" text:visited-style-name="Visited_20_Internet_20_Link"><text:span text:style-name="T18">http://atilf.atilf.fr/tlf.htm</text:span></text:a></text:p>
      <text:p text:style-name="P6"><text:span text:style-name="T17"><text:tab/></text:span><text:span text:style-name="T21">● </text:span><text:span text:style-name="T22">wiktion</text:span><text:span text:style-name="T23">naire : </text:span><text:a xlink:type="simple" xlink:href="https://fr.wiktionary.org/wiki/Wiktionnaire:Page_d’accueil" text:style-name="Internet_20_link" text:visited-style-name="Visited_20_Internet_20_Link"><text:span text:style-name="T23">fr.wiktionary.org</text:span></text:a></text:p>
      <text:p text:style-name="P4"><text:span text:style-name="T18"><text:tab/></text:span><text:span text:style-name="T21">● </text:span><text:span text:style-name="T19">dictionnaire de synonymes : </text:span><text:a xlink:type="simple" xlink:href="http://crisco.unicaen.fr/des/" text:style-name="Internet_20_link" text:visited-style-name="Visited_20_Internet_20_Link"><text:span text:style-name="T19">http://crisco.unicaen.fr/des/</text:span></text:a><text:span text:style-name="T19"> </text:span></text:p>
      <text:p text:style-name="P7"><text:span text:style-name="T18"><text:tab/></text:span><text:span text:style-name="T21">● </text:span><text:span text:style-name="T24">dictionnaires de langues : </text:span><text:a xlink:type="simple" xlink:href="http://www.lexilogos.com/" text:style-name="Internet_20_link" text:visited-style-name="Visited_20_Internet_20_Link"><text:span text:style-name="T24">www.lexilogos.com/</text:span></text:a><text:span text:style-name="T24"> </text:span></text:p>
      <text:p text:style-name="P9">▶ <text:span text:style-name="T6">connaître l’existence de sites donnant accès à des œuvres littéraires :</text:span></text:p>
      <text:p text:style-name="P15"><text:span text:style-name="T14"><text:tab/></text:span><text:span text:style-name="T11">● </text:span><text:span text:style-name="T12">wikisource français :</text:span><text:span text:style-name="T11"> </text:span><text:span text:style-name="T13">fr.wikisource.org/</text:span></text:p>
      <text:p text:style-name="P5"><text:span text:style-name="T26"><text:tab/></text:span><text:span text:style-name="T21">● p</text:span><text:span text:style-name="T25">rojet Gutenberg (anglais) </text:span><text:span text:style-name="T21">: </text:span><text:a xlink:type="simple" xlink:href="https://www.gutenberg.org/" text:style-name="Internet_20_link" text:visited-style-name="Visited_20_Internet_20_Link"><text:span text:style-name="T26">www.gutenberg.org/</text:span></text:a><text:span text:style-name="T26"> </text:span></text:p>
      <text:p text:style-name="P9">▶ <text:span text:style-name="T6">connaître l’existence de sites donnant accès à des médias de qualité :</text:span></text:p>
      <text:p text:style-name="P4"><text:span text:style-name="T26"><text:tab/></text:span><text:span text:style-name="T21">● </text:span><text:span text:style-name="T27">presse quotidienne : </text:span><text:a xlink:type="simple" xlink:href="http://www.lemonde.fr/" text:style-name="Internet_20_link" text:visited-style-name="Visited_20_Internet_20_Link"><text:span text:style-name="T27">www.lemonde.fr</text:span></text:a><text:span text:style-name="T27"> ; </text:span><text:a xlink:type="simple" xlink:href="https://www.nytimes.com/" text:style-name="Internet_20_link" text:visited-style-name="Visited_20_Internet_20_Link"><text:span text:style-name="T27">www.nytimes.com/</text:span></text:a><text:span text:style-name="T27"> ; </text:span><text:a xlink:type="simple" xlink:href="http://www.welt.de/" text:style-name="Internet_20_link" text:visited-style-name="Visited_20_Internet_20_Link"><text:span text:style-name="T27">www.welt.de</text:span></text:a></text:p>
      <text:p text:style-name="P4"><text:span text:style-name="T26"><text:tab/></text:span><text:span text:style-name="T21">● </text:span><text:span text:style-name="T28">blog consacré à la science : </text:span><text:a xlink:type="simple" xlink:href="http://huet.blog.lemonde.fr/" text:style-name="Internet_20_link" text:visited-style-name="Visited_20_Internet_20_Link"><text:span text:style-name="T28">huet.blog.lemonde.fr/</text:span></text:a></text:p>
      <text:p text:style-name="P13">▶ <text:span text:style-name="T7">connaître l’existence de sites donnant accès à </text:span><text:span text:style-name="T10">des audio-livres :</text:span></text:p>
      <text:p text:style-name="P4"><text:span text:style-name="T20"><text:tab/></text:span><text:span text:style-name="T21">● </text:span><text:a xlink:type="simple" xlink:href="http://www.litteratureaudio.com/" text:style-name="Internet_20_link" text:visited-style-name="Visited_20_Internet_20_Link"><text:span text:style-name="T20">www.litteratureaudio.com/</text:span></text:a><text:span text:style-name="T20"> ;</text:span><text:span text:style-name="T21"> </text:span><text:a xlink:type="simple" xlink:href="http://www.bibliboom.com/" text:style-name="Internet_20_link" text:visited-style-name="Visited_20_Internet_20_Link"><text:span text:style-name="T20">www.bibliboom.com/</text:span></text:a></text:p>
      <text:p text:style-name="P20"/>
      <text:p text:style-name="P1"/>
      <text:p text:style-name="P16">Exercice :</text:p>
      <text:p text:style-name="P16"/>
      <text:p text:style-name="P18"><text:tab/>Afficher dans un navigateur trois onglets :</text:p>
      <text:p text:style-name="P18"/>
      <text:p text:style-name="P17"><text:tab/><text:span text:style-name="T29"><text:tab/></text:span><text:span text:style-name="T31">● </text:span><text:span text:style-name="T30">la nouvelle « Le </text:span><text:span text:style-name="T33">cœur</text:span><text:span text:style-name="T30"> révélateur » d’Edgar Poe, traduite en français par Charles</text:span></text:p>
      <text:p text:style-name="P21"><text:tab/><text:tab/> <text:s text:c="3"/>Baudelaire ;</text:p>
      <text:p text:style-name="P16"><text:tab/><text:span text:style-name="T29"><text:tab/></text:span><text:span text:style-name="T31">● </text:span><text:span text:style-name="T30">le texte anglais de la nouvelle « Le </text:span><text:span text:style-name="T33">cœur</text:span><text:span text:style-name="T30"> révélateur » d’Edgar Poe ;</text:span></text:p>
      <text:p text:style-name="P16"><text:tab/><text:span text:style-name="T29"><text:tab/></text:span><text:span text:style-name="T31">● </text:span><text:span text:style-name="T32">un dictionnaire anglais → français.</text:span></text:p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58.500306839</meta:creation-date>
    <dc:date>2019-09-01T09:47:11.094878710</dc:date>
    <meta:editing-duration>PT44M20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05" meta:character-count="1380" meta:non-whitespace-character-count="1175"/>
  </office:meta>
</office:document-meta>
</file>